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400902AF6FC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589cm" svg:x="1.31cm" svg:y="4.356cm">
          <draw:image xlink:href="Pictures/100000000000040000000400902AF6F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9T20:04:39.192737600</meta:creation-date>
    <dc:date>2025-11-29T20:05:53.085515500</dc:date>
    <meta:editing-duration>PT1M14S</meta:editing-duration>
    <meta:editing-cycles>1</meta:editing-cycles>
    <meta:document-statistic meta:object-count="1"/>
    <meta:generator>LibreOffice/25.8.3.2$Windows_X86_64 LibreOffice_project/8ca8d55c161d602844f5428fa4b58097424e324e</meta:generator>
  </office:meta>
</office:document-meta>
</file>